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margin-bottom="0.1390in" fo:text-align="center" fo:line-height="115%"/>
      <style:text-properties style:font-name="Times" fo:font-size="26.0pt"/>
    </style:style>
    <style:style style:name="P2" style:family="paragraph" style:parent-style-name="Standard">
      <style:paragraph-properties fo:margin-bottom="0.1390in" fo:text-align="center" fo:line-height="115%"/>
      <style:text-properties style:font-name="Times" fo:font-size="22.0pt"/>
    </style:style>
    <style:style style:name="P3" style:family="paragraph" style:parent-style-name="Standard">
      <style:paragraph-properties fo:margin-bottom="0.1390in" fo:line-height="115%"/>
      <style:text-properties style:font-name="Times" fo:font-size="15.0pt"/>
    </style:style>
    <style:style style:name="P4" style:family="paragraph" style:parent-style-name="Standard">
      <style:paragraph-properties fo:margin-bottom="0.1390in" fo:line-height="115%"/>
      <style:text-properties style:font-name="Times" fo:font-size="9.0pt" fo:color="#24292e"/>
    </style:style>
    <style:style style:name="P5" style:family="paragraph" style:parent-style-name="Standard">
      <style:paragraph-properties fo:margin-bottom="0.1390in" fo:line-height="115%"/>
      <style:text-properties style:font-name="Times" fo:font-size="2.0pt"/>
    </style:style>
    <style:style style:name="P6" style:family="paragraph" style:parent-style-name="Standard">
      <style:paragraph-properties fo:margin-bottom="0.1390in" fo:line-height="115%"/>
      <style:text-properties style:font-name="Times" fo:font-size="26.0pt"/>
    </style:style>
    <style:style style:name="P7" style:family="paragraph" style:parent-style-name="Standard">
      <style:paragraph-properties fo:margin-bottom="0.1390in" fo:text-align="center" fo:line-height="115%"/>
      <style:text-properties style:font-name="Times" fo:font-size="20.0pt"/>
    </style:style>
    <style:style style:name="P8" style:family="paragraph" style:parent-style-name="Standard">
      <style:paragraph-properties fo:margin-bottom="0.1390in" fo:line-height="115%"/>
      <style:text-properties style:font-name="Times" fo:font-size="14.0pt"/>
    </style:style>
    <style:style style:name="P9" style:family="paragraph" style:parent-style-name="Standard">
      <style:paragraph-properties fo:margin-bottom="0.1390in" fo:text-align="center" fo:line-height="115%"/>
      <style:text-properties style:font-name="Times" fo:font-size="11.0pt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Template per documentazione</text:p>
      <text:p text:style-name="P2">TITOLO</text:p>
      <text:p text:style-name="P2">Gestione Host</text:p>
      <text:p text:style-name="P2">NOME E COGNOME</text:p>
      <text:p text:style-name="P2">Artem Matyushin</text:p>
      <text:p text:style-name="P2">CLASSE</text:p>
      <text:p text:style-name="P2">5bii</text:p>
      <text:p text:style-name="P2">DATA</text:p>
      <text:p text:style-name="P2">15/02/18</text:p>
      <text:p text:style-name="P2">INDICE</text:p>
      <text:p text:style-name="P1"/>
      <text:p text:style-name="P1"/>
      <text:p text:style-name="P1">Descrizione</text:p>
      <text:p text:style-name="P3">-Creazione del DB e del sito raggiungibile tramite url: http://orienteeringpontedera.altervista.org/Artem/indexf.php</text:p>
      <text:p text:style-name="P3">-Inserimento del DB nella pagina dell' index sotto forma di tabella (per prova)</text:p>
      <text:p text:style-name="P3"/>
      <text:p text:style-name="P3">-inserimento della google maps del boattini</text:p>
      <text:p text:style-name="P3"/>
      <text:p text:style-name="P3">Cod PHP:</text:p>
      <text:p text:style-name="P3">&lt;?</text:p>
      <text:p text:style-name="P3"><text:s text:c="2"/><text:tab/>$resource = mysql_connect ('localhost','orienteeringpontedera','');</text:p>
      <text:p text:style-name="P3"><text:s text:c="2"/><text:tab/>mysql_select_db('my_orienteeringpontedera',$resource);</text:p>
      <text:p text:style-name="P3"><text:s text:c="2"/></text:p>
      <text:p text:style-name="P3"><text:s/><text:tab/><text:s/>$result = mysql_query('Select * From persone');</text:p>
      <text:p text:style-name="P3"><text:s text:c="5"/>echo "&lt;table&gt;&lt;tr&gt;&lt;th&gt;ID&lt;/th&gt;&lt;th&gt;Latitudine&lt;/th&gt;&lt;th&gt;Longitudine&lt;/th&gt;&lt;th&gt;Nome&lt;/th&gt;&lt;th&gt;Cognome&lt;/th&gt;&lt;/tr&gt;";</text:p>
      <text:p text:style-name="P3"><text:s text:c="2"/><text:tab/><text:s/>while($row = mysql_fetch_assoc($result)) {</text:p>
      <text:p text:style-name="P3"><text:s text:c="2"/><text:tab/><text:tab/>echo "&lt;tr&gt;&lt;td&gt;".$row["id"]."&lt;/td&gt;&lt;td&gt;".$row["latitudine"]."&lt;/td&gt;&lt;td&gt; ".$row["longitudine"]."&lt;/td&gt;&lt;td&gt;".$row["nome"]."&lt;/td&gt;&lt;td&gt;".$row["cognome"]."&lt;/td&gt;&lt;/tr&gt;";}</text:p>
      <text:p text:style-name="P3"><text:s text:c="2"/>echo "&lt;/table&gt;";</text:p>
      <text:p text:style-name="P3">?&gt;</text:p>
      <text:p text:style-name="P3"/>
      <text:p text:style-name="P3"/>
      <text:p text:style-name="P3">DB:</text:p>
      <text:p text:style-name="P3"/>
      <table:table table:name="Table1" table:style-name="Table1">
        <table:table-column table:style-name="TableColumn1"/>
        <table:table-column table:style-name="TableColumn1"/>
        <table:table-row>
          <table:table-cell table:style-name="TableCell1">
            <text:p text:style-name="P4">-- phpMyAdmin SQL Dump</text:p>
          </table:table-cell>
          <table:table-cell table:style-name="TableCell1">
            <text:p text:style-name="P5"/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4">-- version 4.1.7</text:p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4">-- http://www.phpmyadmin.net</text:p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4">--</text:p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4">-- Host: localhost</text:p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4">-- Generation Time: Mar 14, 2018 alle 09:46</text:p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4">-- Versione del server: 5.6.33-log</text:p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4">-- PHP Version: 5.3.10</text:p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5"/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4">SET SQL_MODE = "NO_AUTO_VALUE_ON_ZERO";</text:p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4">SET time_zone = "+00:00";</text:p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5"/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5"/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4">/*!40101 SET @OLD_CHARACTER_SET_CLIENT=@@CHARACTER_SET_CLIENT */;</text:p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4">/*!40101 SET @OLD_CHARACTER_SET_RESULTS=@@CHARACTER_SET_RESULTS */;</text:p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4">/*!40101 SET @OLD_COLLATION_CONNECTION=@@COLLATION_CONNECTION */;</text:p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4">/*!40101 SET NAMES utf8 */;</text:p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5"/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4">--</text:p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4">-- Database: `my_orienteeringpontedera`</text:p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4">--</text:p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5"/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4">-- --------------------------------------------------------</text:p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5"/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4">--</text:p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4">-- Struttura della tabella `persone`</text:p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4">--</text:p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5"/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4">CREATE TABLE IF NOT EXISTS `persone` (</text:p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4">`id` int(10) unsigned NOT NULL DEFAULT '0',</text:p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4">`latitudine` float DEFAULT NULL,</text:p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4">`longitudine` float DEFAULT NULL,</text:p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4">`nome` text NOT NULL,</text:p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4">`cognome` text NOT NULL,</text:p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4">`indirizzo` text,</text:p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4">`posizione` text NOT NULL,</text:p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4">PRIMARY KEY (`id`)</text:p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4">) ENGINE=MyISAM DEFAULT CHARSET=latin1;</text:p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5"/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4">--</text:p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4">-- Dump dei dati per la tabella `persone`</text:p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4">--</text:p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5"/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4">INSERT INTO `persone` (`id`, `latitudine`, `longitudine`, `nome`, `cognome`, `indirizzo`, `posizione`) VALUES</text:p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4">(2, 43.6994, 10.6909, 'Davide', 'Emanuele', 'Strada Provinciale Francesca Nord', 'Start'),</text:p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4">(0, 43.6702, 10.6392, 'Artem', 'Matyushin', 'Via Milano 51', 'Check Point'),</text:p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4">(3, 43.7233, 10.4038, 'Alessandro ', 'Pellicciotta', 'Via del Brennero 18', 'Finish'),</text:p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4">(4, 43.9245, 10.9122, 'Luca', 'Meoli', NULL, 'Check Point');</text:p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5"/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4">/*!40101 SET CHARACTER_SET_CLIENT=@OLD_CHARACTER_SET_CLIENT */;</text:p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4">/*!40101 SET CHARACTER_SET_RESULTS=@OLD_CHARACTER_SET_RESULTS */;</text:p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4">/*!40101 SET COLLATION_CONNECTION=@OLD_COLLATION_CONNECTION */;</text:p>
          </table:table-cell>
        </table:table-row>
      </table:table>
      <text:p text:style-name="P3"/>
      <text:p text:style-name="P1"/>
      <text:p text:style-name="P6">08/04/18</text:p>
      <text:p text:style-name="P6">Download del template da <text:a xlink:type="simple" xlink:href="http://templates24.org/template/1931/box-portfolio">http://templates24.org/template/1931/box-portfolio</text:a></text:p>
      <text:p text:style-name="P6">Fine dell’ implementazione degli include nel file index.php e inserimento della mappa dinamica(Codice del Boattini)</text:p>
      <text:p text:style-name="P6"/>
      <text:p text:style-name="P1"/>
      <text:p text:style-name="P1"/>
      <text:p text:style-name="P1"/>
      <text:p text:style-name="P7"/>
      <text:p text:style-name="P8"/>
      <text:p text:style-name="P9">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4</meta:generator>
    <meta:initial-creator>federico.orto</meta:initial-creator>
  </office:meta>
</office:document-meta>
</file>